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84cm" svg:height="17.909cm" svg:x="15.881cm" svg:y="1.666cm">
            <draw:object draw:notify-on-update-of-ranges="Sheet1.E5:Sheet1.E21 Sheet1.F5:Sheet1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ink current (µA)</text:p>
          </table:table-cell>
          <table:table-cell office:value-type="string" calcext:value-type="string">
            <text:p>v_{BE} (V)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.5702" calcext:value-type="float">
            <text:p>0.5702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.5759" calcext:value-type="float">
            <text:p>0.5759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0.5784" calcext:value-type="float">
            <text:p>0.5784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.5825" calcext:value-type="float">
            <text:p>0.5825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0.5863" calcext:value-type="float">
            <text:p>0.5863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5894" calcext:value-type="float">
            <text:p>0.5894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5936" calcext:value-type="float">
            <text:p>0.5936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0.5993" calcext:value-type="float">
            <text:p>0.5993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6057" calcext:value-type="float">
            <text:p>0.6057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0.6145" calcext:value-type="float">
            <text:p>0.6145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0.6171" calcext:value-type="float">
            <text:p>0.6171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0.6219" calcext:value-type="float">
            <text:p>0.6219</text:p>
          </table:table-cell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0.6259" calcext:value-type="float">
            <text:p>0.6259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VBE = VT ln(I/Icm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ice how we can retrieve vT = 25.7 mV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0:56:00.717188628</meta:creation-date>
    <dc:date>2026-03-15T16:02:26.749675931</dc:date>
    <meta:editing-duration>PT4H56M12S</meta:editing-duration>
    <meta:editing-cycles>2</meta:editing-cycles>
    <meta:generator>LibreOffice/24.2.7.2$Linux_X86_64 LibreOffice_project/420$Build-2</meta:generator>
    <meta:document-statistic meta:table-count="1" meta:cell-count="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841cm" svg:height="17.91cm" xlink:href=".." xlink:type="simple" chart:class="chart:scatter" chart:style-name="ch1">
        <chart:legend chart:legend-position="end" svg:x="26.925cm" svg:y="8.407cm" style:legend-expansion="high" chart:style-name="ch2"/>
        <chart:plot-area chart:style-name="ch3" table:cell-range-address="Sheet1.E5:Sheet1.F21" svg:x="0.636cm" svg:y="0.358cm" svg:width="25.653cm" svg:height="17.194cm">
          <chart:coordinate-region svg:x="1.548cm" svg:y="0.557cm" svg:width="24.461cm" svg:height="16.3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5:Sheet1.F21" chart:class="chart:scatter">
            <chart:domain table:cell-range-address="Sheet1.E5:Sheet1.E21"/>
            <chart:regression-curve chart:style-name="ch8">
              <chart:equation chart:display-equation="true" chart:display-r-square="true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E5:Sheet1.E21</svg:desc>
                </draw:g>
              </table:table-cell>
              <table:table-cell office:value-type="float" office:value="0.5702">
                <text:p>0.5702</text:p>
                <draw:g>
                  <svg:desc>Sheet1.F5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5759">
                <text:p>0.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5863">
                <text:p>0.5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">
                <text:p>170</text:p>
              </table:table-cell>
              <table:table-cell office:value-type="float" office:value="0.5894">
                <text:p>0.5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5936">
                <text:p>0.5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5993">
                <text:p>0.5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  <table:table-cell office:value-type="float" office:value="0.6057">
                <text:p>0.6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">
                <text:p>450</text:p>
              </table:table-cell>
              <table:table-cell office:value-type="float" office:value="0.6145">
                <text:p>0.6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0.6171">
                <text:p>0.6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6219">
                <text:p>0.6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0.6259">
                <text:p>0.6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